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cm" svg:stroke-color="#3465a4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95cm" svg:height="2.7cm" svg:x="10.5cm" svg:y="3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5cm" svg:height="2.7cm" svg:x="1cm" svg:y="3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6.3cm" svg:x2="20.59cm" svg:y2="6.3cm">
          <text:p/>
        </draw:line>
        <draw:line draw:style-name="gr2" draw:text-style-name="P1" draw:layer="layout" svg:x1="1cm" svg:y1="6.3cm" svg:x2="1cm" svg:y2="2.8cm">
          <text:p/>
        </draw:line>
        <draw:frame draw:style-name="gr3" draw:layer="layout" svg:width="0.68cm" svg:height="1.038cm" svg:x="19.9cm" svg:y="6.4cm">
          <draw:text-box>
            <text:p>t</text:p>
          </draw:text-box>
        </draw:frame>
        <draw:frame draw:style-name="gr3" draw:layer="layout" svg:width="0.883cm" svg:height="1.227cm" svg:x="1cm" svg:y="2.5cm">
          <draw:text-box>
            <text:p>I<text:span text:style-name="T1">p</text:span></text:p>
          </draw:text-box>
        </draw:frame>
        <draw:line draw:style-name="gr4" draw:text-style-name="P1" draw:layer="layout" svg:x1="1cm" svg:y1="6.6cm" svg:x2="2.9cm" svg:y2="6.6cm">
          <text:p text:style-name="P1"/>
          <text:p text:style-name="P1">T<text:span text:style-name="T2">p</text:span></text:p>
        </draw:line>
        <draw:line draw:style-name="gr4" draw:text-style-name="P1" draw:layer="layout" svg:x1="1cm" svg:y1="7.6cm" svg:x2="10.5cm" svg:y2="7.6cm">
          <text:p text:style-name="P1"><text:line-break/>T<text:span text:style-name="T1">timeout</text:span></text:p>
        </draw:line>
        <draw:line draw:style-name="gr5" draw:text-style-name="P1" draw:layer="layout" svg:x1="1.05cm" svg:y1="6.3cm" svg:x2="1.05cm" svg:y2="3.6cm">
          <text:p/>
        </draw:line>
        <draw:line draw:style-name="gr5" draw:text-style-name="P1" draw:layer="layout" svg:x1="2.95cm" svg:y1="6.3cm" svg:x2="2.95cm" svg:y2="3.6cm">
          <text:p/>
        </draw:line>
        <draw:line draw:style-name="gr5" draw:text-style-name="P1" draw:layer="layout" svg:x1="10.55cm" svg:y1="6.3cm" svg:x2="10.55cm" svg:y2="3.6cm">
          <text:p/>
        </draw:line>
        <draw:line draw:style-name="gr5" draw:text-style-name="P1" draw:layer="layout" svg:x1="12.45cm" svg:y1="6.3cm" svg:x2="12.45cm" svg:y2="3.6cm">
          <text:p/>
        </draw:line>
        <draw:line draw:style-name="gr5" draw:text-style-name="P1" draw:layer="layout" svg:x1="10.6cm" svg:y1="6.3cm" svg:x2="2.9cm" svg:y2="6.3cm">
          <text:p/>
        </draw:line>
        <draw:line draw:style-name="gr5" draw:text-style-name="P1" draw:layer="layout" svg:x1="3cm" svg:y1="3.6cm" svg:x2="1cm" svg:y2="3.6cm">
          <text:p/>
        </draw:line>
        <draw:line draw:style-name="gr5" draw:text-style-name="P1" draw:layer="layout" svg:x1="12.5cm" svg:y1="3.6cm" svg:x2="10.5cm" svg:y2="3.6cm">
          <text:p/>
        </draw:line>
        <draw:line draw:style-name="gr5" draw:text-style-name="P1" draw:layer="layout" svg:x1="20.1cm" svg:y1="6.3cm" svg:x2="12.4cm" svg:y2="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8-26T21:35:10.535965813</meta:creation-date>
    <dc:date>2014-08-29T17:49:10.011660337</dc:date>
    <dc:creator>Eugenio Pérez Martín</dc:creator>
    <meta:editing-duration>PT38S</meta:editing-duration>
    <meta:editing-cycles>3</meta:editing-cycles>
    <meta:generator>LibreOffice/4.2.5.2$Linux_X86_64 LibreOffice_project/420m0$Build-2</meta:generator>
    <meta:document-statistic meta:object-count="16"/>
  </office:meta>
</office:document-meta>
</file>